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Total Tests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Test Kind</text:p>
          </table:table-cell>
          <table:table-cell office:value-type="string">
            <text:p>Total Tests</text:p>
          </table:table-cell>
        </table:table-row>
        <table:table-row>
          <table:table-cell office:value-type="string">
            <text:p>Argentin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33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8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37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75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2805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4374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645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86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094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271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0</text:p>
          </table:table-cell>
          <table:table-cell office:value-type="string">
            <text:p>Units Unclear</text:p>
          </table:table-cell>
          <table:table-cell office:value="5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1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2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3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4</text:p>
          </table:table-cell>
          <table:table-cell office:value-type="string">
            <text:p>Units Unclear</text:p>
          </table:table-cell>
          <table:table-cell office:value="1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5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7</text:p>
          </table:table-cell>
          <table:table-cell office:value-type="string">
            <text:p>Units Unclear</text:p>
          </table:table-cell>
          <table:table-cell office:value="37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8</text:p>
          </table:table-cell>
          <table:table-cell office:value-type="string">
            <text:p>Units Unclear</text:p>
          </table:table-cell>
          <table:table-cell office:value="54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9</text:p>
          </table:table-cell>
          <table:table-cell office:value-type="string">
            <text:p>Units Unclear</text:p>
          </table:table-cell>
          <table:table-cell office:value="6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0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7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87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98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13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13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142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17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8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202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208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22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22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9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4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788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912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97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10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11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30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86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3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52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41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504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8001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0604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130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27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315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4396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61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744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835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896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053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2743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322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430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678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667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70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854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9319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0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85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198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01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83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07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39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1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664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713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800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153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651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09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44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7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68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13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71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400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30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50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47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502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536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86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8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74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81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4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027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9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72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1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54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136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342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39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240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59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955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4275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4644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94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5234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58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921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83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041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12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1523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207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628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47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097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448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4841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517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5680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628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6927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7593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924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783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835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81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1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1895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79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925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438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768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01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80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0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768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070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397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73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081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327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694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61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256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512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0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8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4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9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1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79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02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7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85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6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5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90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4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38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48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3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5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2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8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0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91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30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130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3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81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44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5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16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57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98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453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27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28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8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007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206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19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85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80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918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209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470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666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783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49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79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743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099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525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857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5061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5398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947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430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907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428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859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114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551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125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726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328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965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579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098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2585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49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3902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4657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5357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5357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5357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3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7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3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1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5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57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7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11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441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5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46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52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9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1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35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52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69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23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4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60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397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495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7681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888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9882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0714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25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2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16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064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8420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1043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5693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8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9506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1197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33484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33680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3465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5926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7358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8332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0155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046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2892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5071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6235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8706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030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1621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2805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804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072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413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861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1956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486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122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03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35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79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637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227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8503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8779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1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842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3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88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889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5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75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716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606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68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298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9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5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2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46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61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7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8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97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1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3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62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7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14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2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38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8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0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29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5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96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38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66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679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87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06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7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6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767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1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3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9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39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6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4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14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20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40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1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2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410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7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20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16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05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13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7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0451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183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331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521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521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521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2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3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7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7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8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11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3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2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4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4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78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9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35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81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3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06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06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4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61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7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58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3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962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6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6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12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63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07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34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88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50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099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72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4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03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501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124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86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684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485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028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512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835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154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76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60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543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25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809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6809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73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93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9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019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164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710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992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43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992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73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91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66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3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473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777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012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209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7712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238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8702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9143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27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5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8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6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30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56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93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12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21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482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9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5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83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24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9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65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3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6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420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458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82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0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78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333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267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19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19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19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4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4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2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9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2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8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6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6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95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49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284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24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87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403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453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593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69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812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937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41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12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241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39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76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827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980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098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184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352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480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640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87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944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033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074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225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396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60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758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60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3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033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1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4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7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9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1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55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98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3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8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3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87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98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60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7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0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64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06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01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5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55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63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88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05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63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86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299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90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687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854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113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275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468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657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906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150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39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529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681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771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886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124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389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614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683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6839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41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8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31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90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4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88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59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480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60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76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94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1107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266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68218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728357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734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442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6091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0916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717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783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8006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6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0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049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49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347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436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515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59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67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735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243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333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45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19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858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2528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363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54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73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22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343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343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7389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93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164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786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31786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31786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31786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31786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3178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85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3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7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58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8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0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47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44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51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1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81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800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27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3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21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1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20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4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7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125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228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37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57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8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99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96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53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48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582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73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848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159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39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635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6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6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4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7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57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1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8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9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6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0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783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914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97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007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26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071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168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257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357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5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6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8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947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088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15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359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35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783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895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90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258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408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21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4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9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73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81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949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105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272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7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223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312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34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7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81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70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610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9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981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0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99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79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924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995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5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0106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1401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2791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3079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491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70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3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477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793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102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574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25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175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29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4489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587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745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86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0295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1844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35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496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72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7212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3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65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40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8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48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7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26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5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6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7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19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62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343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457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684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945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978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270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2739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162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300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49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71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3942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219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9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7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0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4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4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4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6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1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2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4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9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0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41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5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8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9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41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8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3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89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6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3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704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18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46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2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675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940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13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7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6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89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446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94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443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6092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66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74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8267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17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016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0830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175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2483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14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69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25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484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45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630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20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725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9800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750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754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2755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275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43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86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958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201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569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86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2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33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585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98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23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6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420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99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538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07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315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8601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748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917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489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379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4865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65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27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88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322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5840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754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969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24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6106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9407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295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5403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77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069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414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812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1984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572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14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217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55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0712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85336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068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347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01019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0469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07368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11740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7840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24410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30583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30583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102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17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5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1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527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93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43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3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69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00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0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15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320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51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434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6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59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651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734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67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88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74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08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802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3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81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9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82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4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960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61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002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07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02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9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12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13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20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295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302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359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306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46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65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6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5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27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53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00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53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89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242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02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326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034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46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4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695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352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488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5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10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70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328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84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58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87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5796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896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11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652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450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941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451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7451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4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8023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288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619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46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8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1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511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531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023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614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1037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43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849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87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64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48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34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38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2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870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502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95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344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942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6218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0070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966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063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427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113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427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12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742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83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90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30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68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35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1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8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61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27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9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7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86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619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68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44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12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81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62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032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7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7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077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1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4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2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4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9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5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0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19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9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67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3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76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77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864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61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7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274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380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4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8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81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83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19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3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6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4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5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0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665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821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87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901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8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3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283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46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588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4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49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90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84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257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562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43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64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59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280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605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50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269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467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853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10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881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403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46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52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827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896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95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07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66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2394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325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325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65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7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88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02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05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10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0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54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8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27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311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5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582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1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120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26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580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5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5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092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5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74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48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824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3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795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18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4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8173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47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9669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007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0389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4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0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2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2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30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3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34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3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38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9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5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62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71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84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94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6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92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1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4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10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73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444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37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13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67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6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5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29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282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18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78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039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13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359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54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660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805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29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098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80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00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79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679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2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1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2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2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4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5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6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7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9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2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7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0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6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68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80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7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9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99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06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1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18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30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5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64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6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89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1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42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8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69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29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687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4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4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745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737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4019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577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21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361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7788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8273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880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9170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9419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9846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0472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292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998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626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3110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463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731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214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4936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491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5491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5491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5491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1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5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7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91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2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576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94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819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92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9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338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5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56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93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0293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16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377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633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97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341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650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021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31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71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116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6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87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116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282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43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66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016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4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07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322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3224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6649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06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164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852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458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373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494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439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12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7060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7308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389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780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258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851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8719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9024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942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8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19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058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0870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1129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1389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807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103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3170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4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264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2730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2856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3021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3370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362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966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4216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7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8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3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1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4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16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41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0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44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85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2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44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83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2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43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7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596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32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030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293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488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587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1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215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489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47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78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18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511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992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343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897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470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5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852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852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9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85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7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7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4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5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6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216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247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5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6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3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9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0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6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02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38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8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813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86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91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65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12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21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02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64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58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514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556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605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685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785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855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909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909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3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1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51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6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4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80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15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274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6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9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4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67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89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2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7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2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25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59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93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2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23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1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5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4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23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82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31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79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51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18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701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748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804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9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0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89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266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345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46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58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65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733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7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941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41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15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959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84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668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571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650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71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022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093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89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35895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805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989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49571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02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89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19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072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0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12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89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24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956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40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867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278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6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141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8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117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93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29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075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54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22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92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759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1829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95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0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3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832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907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96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96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7965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9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70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7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57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88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79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62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27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6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956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026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143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78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36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747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5450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6193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6898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7556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8140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729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528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989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135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1905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633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263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592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004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4674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081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5413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575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8264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92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54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9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2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70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15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67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97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28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891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996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262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46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99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745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966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46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10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465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660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848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16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09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86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4098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357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720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180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543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927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232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0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009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482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796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858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09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09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4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136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556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5996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06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9485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048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99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606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285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5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601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352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6577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8591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9282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9725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2350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4337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638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065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360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7510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3960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70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84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1022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047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9281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8444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7874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5999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260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179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4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180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318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498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0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5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2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8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8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8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95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9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48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1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6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2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3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34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0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16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4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6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09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61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93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3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7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9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9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1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3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3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2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4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62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2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1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1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0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46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0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5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37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50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57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64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73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55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62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0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347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24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399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3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95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339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627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947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56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2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701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54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9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43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70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24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48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174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36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137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367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584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42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875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005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14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445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780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095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427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42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5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0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4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4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2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52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0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1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50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5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6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74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855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8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076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201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288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36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487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61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72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83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975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7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34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247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376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85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592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710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77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82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945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06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18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04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427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485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40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94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711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81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933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058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126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6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9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4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84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2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01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40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9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83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43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742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93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8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04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85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19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59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840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107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4429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4796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503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53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5687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637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688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7302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7505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8008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36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702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5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50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082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820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0820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2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4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3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6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7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8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13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70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23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277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36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507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579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85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75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79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81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926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04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21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48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9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26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861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3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4612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5799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709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8569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969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0959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258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367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465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647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7818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885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1966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101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2239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3499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8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613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21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745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8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95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0702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166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75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3178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33803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34858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5789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6494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3769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879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941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519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105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215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31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4327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503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612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68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73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8600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947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030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1047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4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18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27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3455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3877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4646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5483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59109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4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7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6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1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6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31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30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3933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58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71938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78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847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90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38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6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99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0263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2126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35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38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15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46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97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541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60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653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69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9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881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001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74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8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60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57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666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75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850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93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9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77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180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272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73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455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544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30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0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070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23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388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54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654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72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854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9748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7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16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244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0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00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68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8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02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23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6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5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68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23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65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1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72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967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34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92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180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02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02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529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647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14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777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86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00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100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245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366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447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071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58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704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870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054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98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283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81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478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545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64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9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4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21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4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7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44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53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74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8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0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14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37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96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68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22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67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1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33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594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669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35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3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848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08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977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034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09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149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08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6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39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419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490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559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559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5592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001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19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5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60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03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01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796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300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029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82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546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544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76981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924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067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25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41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61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814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28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288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477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633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0721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40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610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10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4362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77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1814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5841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59893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598933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16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31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52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86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2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66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3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9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1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1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20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2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32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4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46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5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6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6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1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3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7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5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9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9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10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450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4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520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55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588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61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63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713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76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89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04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7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352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391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665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80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2033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214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2351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49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2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74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97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277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7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02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41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04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62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646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69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7281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834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394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04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701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48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137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207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277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349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431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529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631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7378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831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955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088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318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27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434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566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6959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823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07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0259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137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76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4155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702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7296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9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1</text:p>
          </table:table-cell>
          <table:table-cell office:value-type="string">
            <text:p>Samples Tested</text:p>
          </table:table-cell>
          <table:table-cell office:value="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2</text:p>
          </table:table-cell>
          <table:table-cell office:value-type="string">
            <text:p>Samples Tested</text:p>
          </table:table-cell>
          <table:table-cell office:value="2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3</text:p>
          </table:table-cell>
          <table:table-cell office:value-type="string">
            <text:p>Samples Tested</text:p>
          </table:table-cell>
          <table:table-cell office:value="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4</text:p>
          </table:table-cell>
          <table:table-cell office:value-type="string">
            <text:p>Samples Tested</text:p>
          </table:table-cell>
          <table:table-cell office:value="1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5</text:p>
          </table:table-cell>
          <table:table-cell office:value-type="string">
            <text:p>Samples Tested</text:p>
          </table:table-cell>
          <table:table-cell office:value="2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37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5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7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8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2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13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14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15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161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170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17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182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18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95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0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0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1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1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21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221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22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232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38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264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289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296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0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09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21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4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8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405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434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502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59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722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905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07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78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56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805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189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5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308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00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30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218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35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505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8590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650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0684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282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180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752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71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728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805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6862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7582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8169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9361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0589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1785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309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4439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226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595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731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8613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9955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1194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2465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5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24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370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41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58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9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85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96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08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3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46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61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81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490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97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13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35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620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77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414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427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438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458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50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5291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45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96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62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6380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53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690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7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687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06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27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451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767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767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7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9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4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58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47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23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51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7522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969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431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05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188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45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16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430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659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01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142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1880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27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2062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2062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2062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06253" office:value-type="float"/>
        </table:table-row>
      </table:table>
      <table:table table:name="World Population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Country Code</text:p>
          </table:table-cell>
          <table:table-cell office:value-type="string">
            <text:p>Avg Pop Factor</text:p>
          </table:table-cell>
          <table:table-cell office:value-type="string">
            <text:p>Estimated Population</text:p>
          </table:table-cell>
        </table:table-row>
        <table:table-row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="1.03" office:value-type="float"/>
          <table:table-cell office:value="39653765" office:value-type="float"/>
        </table:table-row>
        <table:table-row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="1.0" office:value-type="float"/>
          <table:table-cell office:value="2842650" office:value-type="float"/>
        </table:table-row>
        <table:table-row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="1.02" office:value-type="float"/>
          <table:table-cell office:value="43697354" office:value-type="float"/>
        </table:table-row>
        <table:table-row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="1.0" office:value-type="float"/>
          <table:table-cell office:value="55209" office:value-type="float"/>
        </table:table-row>
        <table:table-row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="1.01" office:value-type="float"/>
          <table:table-cell office:value="78418" office:value-type="float"/>
        </table:table-row>
        <table:table-row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="1.04" office:value-type="float"/>
          <table:table-cell office:value="33046756" office:value-type="float"/>
        </table:table-row>
        <table:table-row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="1.01" office:value-type="float"/>
          <table:table-cell office:value="98848" office:value-type="float"/>
        </table:table-row>
        <table:table-row>
          <table:table-cell office:value-type="string">
            <text:p>Arab World</text:p>
          </table:table-cell>
          <table:table-cell office:value-type="string">
            <text:p>ARB</text:p>
          </table:table-cell>
          <table:table-cell office:value="1.02" office:value-type="float"/>
          <table:table-cell office:value="43870442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="1.01" office:value-type="float"/>
          <table:table-cell office:value="45433446" office:value-type="float"/>
        </table:table-row>
        <table:table-row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="1.0" office:value-type="float"/>
          <table:table-cell office:value="2938968" office:value-type="float"/>
        </table:table-row>
        <table:table-row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="1.01" office:value-type="float"/>
          <table:table-cell office:value="10765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="1.01" office:value-type="float"/>
          <table:table-cell office:value="257312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="1.01" office:value-type="float"/>
          <table:table-cell office:value="8937767" office:value-type="float"/>
        </table:table-row>
        <table:table-row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="1.01" office:value-type="float"/>
          <table:table-cell office:value="10175641" office:value-type="float"/>
        </table:table-row>
        <table:table-row>
          <table:table-cell office:value-type="string">
            <text:p>Bahamas</text:p>
          </table:table-cell>
          <table:table-cell office:value-type="string">
            <text:p>BHS</text:p>
          </table:table-cell>
          <table:table-cell office:value="1.01" office:value-type="float"/>
          <table:table-cell office:value="39683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="1.05" office:value-type="float"/>
          <table:table-cell office:value="172666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="1.01" office:value-type="float"/>
          <table:table-cell office:value="165611088" office:value-type="float"/>
        </table:table-row>
        <table:table-row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="1.0" office:value-type="float"/>
          <table:table-cell office:value="288373" office:value-type="float"/>
        </table:table-row>
        <table:table-row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="1.0" office:value-type="float"/>
          <table:table-cell office:value="942992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="1.01" office:value-type="float"/>
          <table:table-cell office:value="11572730" office:value-type="float"/>
        </table:table-row>
        <table:table-row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="1.02" office:value-type="float"/>
          <table:table-cell office:value="402155" office:value-type="float"/>
        </table:table-row>
        <table:table-row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="1.03" office:value-type="float"/>
          <table:table-cell office:value="12160701" office:value-type="float"/>
        </table:table-row>
        <table:table-row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="1.0" office:value-type="float"/>
          <table:table-cell office:value="64215" office:value-type="float"/>
        </table:table-row>
        <table:table-row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="1.01" office:value-type="float"/>
          <table:table-cell office:value="77513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="1.02" office:value-type="float"/>
          <table:table-cell office:value="11736772" office:value-type="float"/>
        </table:table-row>
        <table:table-row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="0.99" office:value-type="float"/>
          <table:table-cell office:value="3279568" office:value-type="float"/>
        </table:table-row>
        <table:table-row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="1.02" office:value-type="float"/>
          <table:table-cell office:value="2334686" office:value-type="float"/>
        </table:table-row>
        <table:table-row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="1.01" office:value-type="float"/>
          <table:table-cell office:value="213724406" office:value-type="float"/>
        </table:table-row>
        <table:table-row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="1.02" office:value-type="float"/>
          <table:table-cell office:value="31099" office:value-type="float"/>
        </table:table-row>
        <table:table-row>
          <table:table-cell office:value-type="string">
            <text:p>Brunei</text:p>
          </table:table-cell>
          <table:table-cell office:value-type="string">
            <text:p>BRN</text:p>
          </table:table-cell>
          <table:table-cell office:value="1.01" office:value-type="float"/>
          <table:table-cell office:value="441178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="0.99" office:value-type="float"/>
          <table:table-cell office:value="6908148" office:value-type="float"/>
        </table:table-row>
        <table:table-row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="1.03" office:value-type="float"/>
          <table:table-cell office:value="20953200" office:value-type="float"/>
        </table:table-row>
        <table:table-row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="1.03" office:value-type="float"/>
          <table:table-cell office:value="11893778" office:value-type="float"/>
        </table:table-row>
        <table:table-row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="1.01" office:value-type="float"/>
          <table:table-cell office:value="558398" office:value-type="float"/>
        </table:table-row>
        <table:table-row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="1.02" office:value-type="float"/>
          <table:table-cell office:value="16782527" office:value-type="float"/>
        </table:table-row>
        <table:table-row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="1.03" office:value-type="float"/>
          <table:table-cell office:value="266146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="1.01" office:value-type="float"/>
          <table:table-cell office:value="37842862" office:value-type="float"/>
        </table:table-row>
        <table:table-row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office:value="1.01" office:value-type="float"/>
          <table:table-cell office:value="7459436" office:value-type="float"/>
        </table:table-row>
        <table:table-row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="1.02" office:value-type="float"/>
          <table:table-cell office:value="67215" office:value-type="float"/>
        </table:table-row>
        <table:table-row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="1.01" office:value-type="float"/>
          <table:table-cell office:value="4796900" office:value-type="float"/>
        </table:table-row>
        <table:table-row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office:value="1.0" office:value-type="float"/>
          <table:table-cell office:value="101872767" office:value-type="float"/>
        </table:table-row>
        <table:table-row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="1.03" office:value-type="float"/>
          <table:table-cell office:value="16575069" office:value-type="float"/>
        </table:table-row>
        <table:table-row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="1.01" office:value-type="float"/>
          <table:table-cell office:value="17314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="1.01" office:value-type="float"/>
          <table:table-cell office:value="19148883" office:value-type="float"/>
        </table:table-row>
        <table:table-row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="1.01" office:value-type="float"/>
          <table:table-cell office:value="140798708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="1.01" office:value-type="float"/>
          <table:table-cell office:value="50907732" office:value-type="float"/>
        </table:table-row>
        <table:table-row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="1.02" office:value-type="float"/>
          <table:table-cell office:value="872888" office:value-type="float"/>
        </table:table-row>
        <table:table-row>
          <table:table-cell office:value-type="string">
            <text:p>Congo-Brazzaville</text:p>
          </table:table-cell>
          <table:table-cell office:value-type="string">
            <text:p>COG</text:p>
          </table:table-cell>
          <table:table-cell office:value="1.03" office:value-type="float"/>
          <table:table-cell office:value="5554412" office:value-type="float"/>
        </table:table-row>
        <table:table-row>
          <table:table-cell office:value-type="string">
            <text:p>Congo-Kinshasa</text:p>
          </table:table-cell>
          <table:table-cell office:value-type="string">
            <text:p>COD</text:p>
          </table:table-cell>
          <table:table-cell office:value="1.03" office:value-type="float"/>
          <table:table-cell office:value="8965652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="1.01" office:value-type="float"/>
          <table:table-cell office:value="5130266" office:value-type="float"/>
        </table:table-row>
        <table:table-row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="1.02" office:value-type="float"/>
          <table:table-cell office:value="2626986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="1.0" office:value-type="float"/>
          <table:table-cell office:value="40476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="1.0" office:value-type="float"/>
          <table:table-cell office:value="11361908" office:value-type="float"/>
        </table:table-row>
        <table:table-row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="1.01" office:value-type="float"/>
          <table:table-cell office:value="162976" office:value-type="float"/>
        </table:table-row>
        <table:table-row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="1.01" office:value-type="float"/>
          <table:table-cell office:value="12202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="1.0" office:value-type="float"/>
          <table:table-cell office:value="1067241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="1.0" office:value-type="float"/>
          <table:table-cell office:value="5846408" office:value-type="float"/>
        </table:table-row>
        <table:table-row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="1.02" office:value-type="float"/>
          <table:table-cell office:value="990313" office:value-type="float"/>
        </table:table-row>
        <table:table-row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="1.0" office:value-type="float"/>
          <table:table-cell office:value="71848" office:value-type="float"/>
        </table:table-row>
        <table:table-row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="1.01" office:value-type="float"/>
          <table:table-cell office:value="10898284" office:value-type="float"/>
        </table:table-row>
        <table:table-row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office:value="1.02" office:value-type="float"/>
          <table:table-cell office:value="3349205428" office:value-type="float"/>
        </table:table-row>
        <table:table-row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office:value="1.01" office:value-type="float"/>
          <table:table-cell office:value="2361679204" office:value-type="float"/>
        </table:table-row>
        <table:table-row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office:value="1.01" office:value-type="float"/>
          <table:table-cell office:value="2087514872" office:value-type="float"/>
        </table:table-row>
        <table:table-row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office:value="1.01" office:value-type="float"/>
          <table:table-cell office:value="21134098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="1.02" office:value-type="float"/>
          <table:table-cell office:value="17659604" office:value-type="float"/>
        </table:table-row>
        <table:table-row>
          <table:table-cell office:value-type="string">
            <text:p>Egypt</text:p>
          </table:table-cell>
          <table:table-cell office:value-type="string">
            <text:p>EGY</text:p>
          </table:table-cell>
          <table:table-cell office:value="1.02" office:value-type="float"/>
          <table:table-cell office:value="10241323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="1.0" office:value-type="float"/>
          <table:table-cell office:value="6482845" office:value-type="float"/>
        </table:table-row>
        <table:table-row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="1.04" office:value-type="float"/>
          <table:table-cell office:value="1425866" office:value-type="float"/>
        </table:table-row>
        <table:table-row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="1.02" office:value-type="float"/>
          <table:table-cell office:value="33369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="1.0" office:value-type="float"/>
          <table:table-cell office:value="1313895" office:value-type="float"/>
        </table:table-row>
        <table:table-row>
          <table:table-cell office:value-type="string">
            <text:p>Eswatini</text:p>
          </table:table-cell>
          <table:table-cell office:value-type="string">
            <text:p>SWZ</text:p>
          </table:table-cell>
          <table:table-cell office:value="1.01" office:value-type="float"/>
          <table:table-cell office:value="115173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="1.03" office:value-type="float"/>
          <table:table-cell office:value="115468813" office:value-type="float"/>
        </table:table-row>
        <table:table-row>
          <table:table-cell office:value-type="string">
            <text:p>Euro Area</text:p>
          </table:table-cell>
          <table:table-cell office:value-type="string">
            <text:p>EMU</text:p>
          </table:table-cell>
          <table:table-cell office:value="1.0" office:value-type="float"/>
          <table:table-cell office:value="344136923" office:value-type="float"/>
        </table:table-row>
        <table:table-row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office:value="1.0" office:value-type="float"/>
          <table:table-cell office:value="925331384" office:value-type="float"/>
        </table:table-row>
        <table:table-row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office:value="1.0" office:value-type="float"/>
          <table:table-cell office:value="462710937" office:value-type="float"/>
        </table:table-row>
        <table:table-row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office:value="1.0" office:value-type="float"/>
          <table:table-cell office:value="420730492" office:value-type="float"/>
        </table:table-row>
        <table:table-row>
          <table:table-cell office:value-type="string">
            <text:p>European Union</text:p>
          </table:table-cell>
          <table:table-cell office:value-type="string">
            <text:p>EUU</text:p>
          </table:table-cell>
          <table:table-cell office:value="1.0" office:value-type="float"/>
          <table:table-cell office:value="448769335" office:value-type="float"/>
        </table:table-row>
        <table:table-row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="1.0" office:value-type="float"/>
          <table:table-cell office:value="48697" office:value-type="float"/>
        </table:table-row>
        <table:table-row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="1.0" office:value-type="float"/>
          <table:table-cell office:value="89192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="1.0" office:value-type="float"/>
          <table:table-cell office:value="5554574" office:value-type="float"/>
        </table:table-row>
        <table:table-row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office:value="1.02" office:value-type="float"/>
          <table:table-cell office:value="78082167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="1.01" office:value-type="float"/>
          <table:table-cell office:value="67687174" office:value-type="float"/>
        </table:table-row>
        <table:table-row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="1.01" office:value-type="float"/>
          <table:table-cell office:value="282125" office:value-type="float"/>
        </table:table-row>
        <table:table-row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="1.03" office:value-type="float"/>
          <table:table-cell office:value="2251673" office:value-type="float"/>
        </table:table-row>
        <table:table-row>
          <table:table-cell office:value-type="string">
            <text:p>Gambia</text:p>
          </table:table-cell>
          <table:table-cell office:value-type="string">
            <text:p>GMB</text:p>
          </table:table-cell>
          <table:table-cell office:value="1.03" office:value-type="float"/>
          <table:table-cell office:value="2423338" office:value-type="float"/>
        </table:table-row>
        <table:table-row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="1.0" office:value-type="float"/>
          <table:table-cell office:value="368950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="1.0" office:value-type="float"/>
          <table:table-cell office:value="82983285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="1.02" office:value-type="float"/>
          <table:table-cell office:value="31239088" office:value-type="float"/>
        </table:table-row>
        <table:table-row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="1.0" office:value-type="float"/>
          <table:table-cell office:value="3402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="1.0" office:value-type="float"/>
          <table:table-cell office:value="10723526" office:value-type="float"/>
        </table:table-row>
        <table:table-row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="1.0" office:value-type="float"/>
          <table:table-cell office:value="56006" office:value-type="float"/>
        </table:table-row>
        <table:table-row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="1.0" office:value-type="float"/>
          <table:table-cell office:value="112455" office:value-type="float"/>
        </table:table-row>
        <table:table-row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="1.0" office:value-type="float"/>
          <table:table-cell office:value="166970" office:value-type="float"/>
        </table:table-row>
        <table:table-row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="1.02" office:value-type="float"/>
          <table:table-cell office:value="18016276" office:value-type="float"/>
        </table:table-row>
        <table:table-row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="1.02" office:value-type="float"/>
          <table:table-cell office:value="12992595" office:value-type="float"/>
        </table:table-row>
        <table:table-row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="1.03" office:value-type="float"/>
          <table:table-cell office:value="1969276" office:value-type="float"/>
        </table:table-row>
        <table:table-row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="1.0" office:value-type="float"/>
          <table:table-cell office:value="782677" office:value-type="float"/>
        </table:table-row>
        <table:table-row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="1.02" office:value-type="float"/>
          <table:table-cell office:value="11466044" office:value-type="float"/>
        </table:table-row>
        <table:table-row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office:value="1.03" office:value-type="float"/>
          <table:table-cell office:value="825109182" office:value-type="float"/>
        </table:table-row>
        <table:table-row>
          <table:table-cell office:value-type="string">
            <text:p>High Income</text:p>
          </table:table-cell>
          <table:table-cell office:value-type="string">
            <text:p>HIC</text:p>
          </table:table-cell>
          <table:table-cell office:value="1.01" office:value-type="float"/>
          <table:table-cell office:value="1226001745" office:value-type="float"/>
        </table:table-row>
        <table:table-row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="1.02" office:value-type="float"/>
          <table:table-cell office:value="9997955" office:value-type="float"/>
        </table:table-row>
        <table:table-row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="1.01" office:value-type="float"/>
          <table:table-cell office:value="754386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="1.0" office:value-type="float"/>
          <table:table-cell office:value="9728346" office:value-type="float"/>
        </table:table-row>
        <table:table-row>
          <table:table-cell office:value-type="string">
            <text:p>IBRD Only</text:p>
          </table:table-cell>
          <table:table-cell office:value-type="string">
            <text:p>IBD</text:p>
          </table:table-cell>
          <table:table-cell office:value="1.01" office:value-type="float"/>
          <table:table-cell office:value="4869262686" office:value-type="float"/>
        </table:table-row>
        <table:table-row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office:value="1.01" office:value-type="float"/>
          <table:table-cell office:value="6582658021" office:value-type="float"/>
        </table:table-row>
        <table:table-row>
          <table:table-cell office:value-type="string">
            <text:p>IDA Blend</text:p>
          </table:table-cell>
          <table:table-cell office:value-type="string">
            <text:p>IDB</text:p>
          </table:table-cell>
          <table:table-cell office:value="1.02" office:value-type="float"/>
          <table:table-cell office:value="582206571" office:value-type="float"/>
        </table:table-row>
        <table:table-row>
          <table:table-cell office:value-type="string">
            <text:p>IDA Only</text:p>
          </table:table-cell>
          <table:table-cell office:value-type="string">
            <text:p>IDX</text:p>
          </table:table-cell>
          <table:table-cell office:value="1.02" office:value-type="float"/>
          <table:table-cell office:value="1135244129" office:value-type="float"/>
        </table:table-row>
        <table:table-row>
          <table:table-cell office:value-type="string">
            <text:p>IDA Total</text:p>
          </table:table-cell>
          <table:table-cell office:value-type="string">
            <text:p>IDA</text:p>
          </table:table-cell>
          <table:table-cell office:value="1.02" office:value-type="float"/>
          <table:table-cell office:value="17174501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="1.01" office:value-type="float"/>
          <table:table-cell office:value="361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="1.01" office:value-type="float"/>
          <table:table-cell office:value="139025454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="1.01" office:value-type="float"/>
          <table:table-cell office:value="274757901" office:value-type="float"/>
        </table:table-row>
        <table:table-row>
          <table:table-cell office:value-type="string">
            <text:p>Iran</text:p>
          </table:table-cell>
          <table:table-cell office:value-type="string">
            <text:p>IRN</text:p>
          </table:table-cell>
          <table:table-cell office:value="1.01" office:value-type="float"/>
          <table:table-cell office:value="83827713" office:value-type="float"/>
        </table:table-row>
        <table:table-row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="1.03" office:value-type="float"/>
          <table:table-cell office:value="40593281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="1.01" office:value-type="float"/>
          <table:table-cell office:value="5002283" office:value-type="float"/>
        </table:table-row>
        <table:table-row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="1.0" office:value-type="float"/>
          <table:table-cell office:value="849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="1.02" office:value-type="float"/>
          <table:table-cell office:value="92302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="1.0" office:value-type="float"/>
          <table:table-cell office:value="60821283" office:value-type="float"/>
        </table:table-row>
        <table:table-row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="1.01" office:value-type="float"/>
          <table:table-cell office:value="29677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="1.0" office:value-type="float"/>
          <table:table-cell office:value="126494270" office:value-type="float"/>
        </table:table-row>
        <table:table-row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="1.04" office:value-type="float"/>
          <table:table-cell office:value="107189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="1.01" office:value-type="float"/>
          <table:table-cell office:value="18693685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="1.03" office:value-type="float"/>
          <table:table-cell office:value="54177517" office:value-type="float"/>
        </table:table-row>
        <table:table-row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="1.02" office:value-type="float"/>
          <table:table-cell office:value="119997" office:value-type="float"/>
        </table:table-row>
        <table:table-row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="1.0" office:value-type="float"/>
          <table:table-cell office:value="1862192" office:value-type="float"/>
        </table:table-row>
        <table:table-row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="1.04" office:value-type="float"/>
          <table:table-cell office:value="4474225" office:value-type="float"/>
        </table:table-row>
        <table:table-row>
          <table:table-cell office:value-type="string">
            <text:p>Kyrgyzstan</text:p>
          </table:table-cell>
          <table:table-cell office:value-type="string">
            <text:p>KGZ</text:p>
          </table:table-cell>
          <table:table-cell office:value="1.01" office:value-type="float"/>
          <table:table-cell office:value="6504691" office:value-type="float"/>
        </table:table-row>
        <table:table-row>
          <table:table-cell office:value-type="string">
            <text:p>Laos</text:p>
          </table:table-cell>
          <table:table-cell office:value-type="string">
            <text:p>LAO</text:p>
          </table:table-cell>
          <table:table-cell office:value="1.02" office:value-type="float"/>
          <table:table-cell office:value="7286667" office:value-type="float"/>
        </table:table-row>
        <table:table-row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office:value="1.01" office:value-type="float"/>
          <table:table-cell office:value="2317366275" office:value-type="float"/>
        </table:table-row>
        <table:table-row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office:value="1.01" office:value-type="float"/>
          <table:table-cell office:value="656345701" office:value-type="float"/>
        </table:table-row>
        <table:table-row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office:value="1.01" office:value-type="float"/>
          <table:table-cell office:value="623479533" office:value-type="float"/>
        </table:table-row>
        <table:table-row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office:value="1.01" office:value-type="float"/>
          <table:table-cell office:value="6406325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="0.99" office:value-type="float"/>
          <table:table-cell office:value="1883606" office:value-type="float"/>
        </table:table-row>
        <table:table-row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office:value="1.02" office:value-type="float"/>
          <table:table-cell office:value="1058997540" office:value-type="float"/>
        </table:table-row>
        <table:table-row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="1.03" office:value-type="float"/>
          <table:table-cell office:value="7303125" office:value-type="float"/>
        </table:table-row>
        <table:table-row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="1.0" office:value-type="float"/>
          <table:table-cell office:value="2116672" office:value-type="float"/>
        </table:table-row>
        <table:table-row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="1.03" office:value-type="float"/>
          <table:table-cell office:value="5108890" office:value-type="float"/>
        </table:table-row>
        <table:table-row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="1.01" office:value-type="float"/>
          <table:table-cell office:value="6844086" office:value-type="float"/>
        </table:table-row>
        <table:table-row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="1.01" office:value-type="float"/>
          <table:table-cell office:value="3847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="0.99" office:value-type="float"/>
          <table:table-cell office:value="2733144" office:value-type="float"/>
        </table:table-row>
        <table:table-row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office:value="1.01" office:value-type="float"/>
          <table:table-cell office:value="6554246988" office:value-type="float"/>
        </table:table-row>
        <table:table-row>
          <table:table-cell office:value-type="string">
            <text:p>Low Income</text:p>
          </table:table-cell>
          <table:table-cell office:value-type="string">
            <text:p>LIC</text:p>
          </table:table-cell>
          <table:table-cell office:value="1.03" office:value-type="float"/>
          <table:table-cell office:value="743626769" office:value-type="float"/>
        </table:table-row>
        <table:table-row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office:value="1.02" office:value-type="float"/>
          <table:table-cell office:value="3118961109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="1.02" office:value-type="float"/>
          <table:table-cell office:value="630779" office:value-type="float"/>
        </table:table-row>
        <table:table-row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="1.02" office:value-type="float"/>
          <table:table-cell office:value="659587" office:value-type="float"/>
        </table:table-row>
        <table:table-row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="1.03" office:value-type="float"/>
          <table:table-cell office:value="27794253" office:value-type="float"/>
        </table:table-row>
        <table:table-row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="1.03" office:value-type="float"/>
          <table:table-cell office:value="1915206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="1.02" office:value-type="float"/>
          <table:table-cell office:value="32622577" office:value-type="float"/>
        </table:table-row>
        <table:table-row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="1.03" office:value-type="float"/>
          <table:table-cell office:value="552037" office:value-type="float"/>
        </table:table-row>
        <table:table-row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="1.03" office:value-type="float"/>
          <table:table-cell office:value="20292317" office:value-type="float"/>
        </table:table-row>
        <table:table-row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="1.01" office:value-type="float"/>
          <table:table-cell office:value="496458" office:value-type="float"/>
        </table:table-row>
        <table:table-row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="1.01" office:value-type="float"/>
          <table:table-cell office:value="59332" office:value-type="float"/>
        </table:table-row>
        <table:table-row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="1.03" office:value-type="float"/>
          <table:table-cell office:value="4662786" office:value-type="float"/>
        </table:table-row>
        <table:table-row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="1.0" office:value-type="float"/>
          <table:table-cell office:value="12743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="1.01" office:value-type="float"/>
          <table:table-cell office:value="129654253" office:value-type="float"/>
        </table:table-row>
        <table:table-row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="1.0" office:value-type="float"/>
          <table:table-cell office:value="113238" office:value-type="float"/>
        </table:table-row>
        <table:table-row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office:value="1.02" office:value-type="float"/>
          <table:table-cell office:value="466881450" office:value-type="float"/>
        </table:table-row>
        <table:table-row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office:value="1.02" office:value-type="float"/>
          <table:table-cell office:value="391762860" office:value-type="float"/>
        </table:table-row>
        <table:table-row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office:value="1.02" office:value-type="float"/>
          <table:table-cell office:value="396559694" office:value-type="float"/>
        </table:table-row>
        <table:table-row>
          <table:table-cell office:value-type="string">
            <text:p>Middle Income</text:p>
          </table:table-cell>
          <table:table-cell office:value-type="string">
            <text:p>MIC</text:p>
          </table:table-cell>
          <table:table-cell office:value="1.01" office:value-type="float"/>
          <table:table-cell office:value="5813225123" office:value-type="float"/>
        </table:table-row>
        <table:table-row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="1.0" office:value-type="float"/>
          <table:table-cell office:value="2682880" office:value-type="float"/>
        </table:table-row>
        <table:table-row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="1.01" office:value-type="float"/>
          <table:table-cell office:value="39486" office:value-type="float"/>
        </table:table-row>
        <table:table-row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="1.02" office:value-type="float"/>
          <table:table-cell office:value="3270171" office:value-type="float"/>
        </table:table-row>
        <table:table-row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="1.0" office:value-type="float"/>
          <table:table-cell office:value="62417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="1.01" office:value-type="float"/>
          <table:table-cell office:value="36937822" office:value-type="float"/>
        </table:table-row>
        <table:table-row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="1.03" office:value-type="float"/>
          <table:table-cell office:value="312157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="1.01" office:value-type="float"/>
          <table:table-cell office:value="54546775" office:value-type="float"/>
        </table:table-row>
        <table:table-row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="1.02" office:value-type="float"/>
          <table:table-cell office:value="2534225" office:value-type="float"/>
        </table:table-row>
        <table:table-row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="1.01" office:value-type="float"/>
          <table:table-cell office:value="1299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="1.01" office:value-type="float"/>
          <table:table-cell office:value="2859085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="1.0" office:value-type="float"/>
          <table:table-cell office:value="17383205" office:value-type="float"/>
        </table:table-row>
        <table:table-row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="1.02" office:value-type="float"/>
          <table:table-cell office:value="29325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="1.01" office:value-type="float"/>
          <table:table-cell office:value="4964681" office:value-type="float"/>
        </table:table-row>
        <table:table-row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="1.01" office:value-type="float"/>
          <table:table-cell office:value="6642666" office:value-type="float"/>
        </table:table-row>
        <table:table-row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="1.04" office:value-type="float"/>
          <table:table-cell office:value="24213446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="1.03" office:value-type="float"/>
          <table:table-cell office:value="206401478" office:value-type="float"/>
        </table:table-row>
        <table:table-row>
          <table:table-cell office:value-type="string">
            <text:p>North America</text:p>
          </table:table-cell>
          <table:table-cell office:value-type="string">
            <text:p>NAC</text:p>
          </table:table-cell>
          <table:table-cell office:value="1.01" office:value-type="float"/>
          <table:table-cell office:value="370496422" office:value-type="float"/>
        </table:table-row>
        <table:table-row>
          <table:table-cell office:value-type="string">
            <text:p>North Korea</text:p>
          </table:table-cell>
          <table:table-cell office:value-type="string">
            <text:p>PRK</text:p>
          </table:table-cell>
          <table:table-cell office:value="1.01" office:value-type="float"/>
          <table:table-cell office:value="25858909" office:value-type="float"/>
        </table:table-row>
        <table:table-row>
          <table:table-cell office:value-type="string">
            <text:p>North Macedonia</text:p>
          </table:table-cell>
          <table:table-cell office:value-type="string">
            <text:p>MKD</text:p>
          </table:table-cell>
          <table:table-cell office:value="1.0" office:value-type="float"/>
          <table:table-cell office:value="2088377" office:value-type="float"/>
        </table:table-row>
        <table:table-row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="1.0" office:value-type="float"/>
          <table:table-cell office:value="5681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="1.01" office:value-type="float"/>
          <table:table-cell office:value="5411934" office:value-type="float"/>
        </table:table-row>
        <table:table-row>
          <table:table-cell office:value-type="string">
            <text:p>OECD Members</text:p>
          </table:table-cell>
          <table:table-cell office:value-type="string">
            <text:p>OED</text:p>
          </table:table-cell>
          <table:table-cell office:value="1.01" office:value-type="float"/>
          <table:table-cell office:value="1320884476" office:value-type="float"/>
        </table:table-row>
        <table:table-row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="1.04" office:value-type="float"/>
          <table:table-cell office:value="5252599" office:value-type="float"/>
        </table:table-row>
        <table:table-row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office:value="1.02" office:value-type="float"/>
          <table:table-cell office:value="32105535" office:value-type="float"/>
        </table:table-row>
        <table:table-row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office:value="1.01" office:value-type="float"/>
          <table:table-cell office:value="251954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="1.02" office:value-type="float"/>
          <table:table-cell office:value="221843678" office:value-type="float"/>
        </table:table-row>
        <table:table-row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="1.0" office:value-type="float"/>
          <table:table-cell office:value="1777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="1.02" office:value-type="float"/>
          <table:table-cell office:value="4328485" office:value-type="float"/>
        </table:table-row>
        <table:table-row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="1.02" office:value-type="float"/>
          <table:table-cell office:value="898392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="1.01" office:value-type="float"/>
          <table:table-cell office:value="71659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="1.01" office:value-type="float"/>
          <table:table-cell office:value="3267092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="1.02" office:value-type="float"/>
          <table:table-cell office:value="11042589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="1.0" office:value-type="float"/>
          <table:table-cell office:value="3794333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="1.0" office:value-type="float"/>
          <table:table-cell office:value="10283147" office:value-type="float"/>
        </table:table-row>
        <table:table-row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office:value="1.0" office:value-type="float"/>
          <table:table-cell office:value="1120413300" office:value-type="float"/>
        </table:table-row>
        <table:table-row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office:value="1.03" office:value-type="float"/>
          <table:table-cell office:value="973385739" office:value-type="float"/>
        </table:table-row>
        <table:table-row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="0.99" office:value-type="float"/>
          <table:table-cell office:value="3133224" office:value-type="float"/>
        </table:table-row>
        <table:table-row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="1.09" office:value-type="float"/>
          <table:table-cell office:value="330319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="0.99" office:value-type="float"/>
          <table:table-cell office:value="191607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RUS</text:p>
          </table:table-cell>
          <table:table-cell office:value="1.0" office:value-type="float"/>
          <table:table-cell office:value="14424455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="1.02" office:value-type="float"/>
          <table:table-cell office:value="12916359" office:value-type="float"/>
        </table:table-row>
        <table:table-row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="1.01" office:value-type="float"/>
          <table:table-cell office:value="198699" office:value-type="float"/>
        </table:table-row>
        <table:table-row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="1.01" office:value-type="float"/>
          <table:table-cell office:value="34572" office:value-type="float"/>
        </table:table-row>
        <table:table-row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="1.02" office:value-type="float"/>
          <table:table-cell office:value="220479" office:value-type="float"/>
        </table:table-row>
        <table:table-row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="1.03" office:value-type="float"/>
          <table:table-cell office:value="3558207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="1.03" office:value-type="float"/>
          <table:table-cell office:value="167252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="1.0" office:value-type="float"/>
          <table:table-cell office:value="6925690" office:value-type="float"/>
        </table:table-row>
        <table:table-row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="1.01" office:value-type="float"/>
          <table:table-cell office:value="98675" office:value-type="float"/>
        </table:table-row>
        <table:table-row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="1.03" office:value-type="float"/>
          <table:table-cell office:value="809800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="1.02" office:value-type="float"/>
          <table:table-cell office:value="5853430" office:value-type="float"/>
        </table:table-row>
        <table:table-row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="1.02" office:value-type="float"/>
          <table:table-cell office:value="4197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="1.0" office:value-type="float"/>
          <table:table-cell office:value="54532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="1.0" office:value-type="float"/>
          <table:table-cell office:value="2083556" office:value-type="float"/>
        </table:table-row>
        <table:table-row>
          <table:table-cell office:value-type="string">
            <text:p>Small States</text:p>
          </table:table-cell>
          <table:table-cell office:value-type="string">
            <text:p>SST</text:p>
          </table:table-cell>
          <table:table-cell office:value="1.02" office:value-type="float"/>
          <table:table-cell office:value="42055178" office:value-type="float"/>
        </table:table-row>
        <table:table-row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="1.03" office:value-type="float"/>
          <table:table-cell office:value="686997" office:value-type="float"/>
        </table:table-row>
        <table:table-row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="1.03" office:value-type="float"/>
          <table:table-cell office:value="1591084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="1.01" office:value-type="float"/>
          <table:table-cell office:value="59411676" office:value-type="float"/>
        </table:table-row>
        <table:table-row>
          <table:table-cell office:value-type="string">
            <text:p>South Asia</text:p>
          </table:table-cell>
          <table:table-cell office:value-type="string">
            <text:p>SAS</text:p>
          </table:table-cell>
          <table:table-cell office:value="1.01" office:value-type="float"/>
          <table:table-cell office:value="1868765438" office:value-type="float"/>
        </table:table-row>
        <table:table-row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office:value="1.01" office:value-type="float"/>
          <table:table-cell office:value="1868765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KOR</text:p>
          </table:table-cell>
          <table:table-cell office:value="1.01" office:value-type="float"/>
          <table:table-cell office:value="52144578" office:value-type="float"/>
        </table:table-row>
        <table:table-row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="1.03" office:value-type="float"/>
          <table:table-cell office:value="11695174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="1.01" office:value-type="float"/>
          <table:table-cell office:value="47545141" office:value-type="float"/>
        </table:table-row>
        <table:table-row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="1.01" office:value-type="float"/>
          <table:table-cell office:value="22017708" office:value-type="float"/>
        </table:table-row>
        <table:table-row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="1.01" office:value-type="float"/>
          <table:table-cell office:value="53464" office:value-type="float"/>
        </table:table-row>
        <table:table-row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="1.01" office:value-type="float"/>
          <table:table-cell office:value="184923" office:value-type="float"/>
        </table:table-row>
        <table:table-row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="1.01" office:value-type="float"/>
          <table:table-cell office:value="38326" office:value-type="float"/>
        </table:table-row>
        <table:table-row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="1.0" office:value-type="float"/>
          <table:table-cell office:value="110483" office:value-type="float"/>
        </table:table-row>
        <table:table-row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office:value="1.03" office:value-type="float"/>
          <table:table-cell office:value="1137739866" office:value-type="float"/>
        </table:table-row>
        <table:table-row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office:value="1.03" office:value-type="float"/>
          <table:table-cell office:value="1137739866" office:value-type="float"/>
        </table:table-row>
        <table:table-row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office:value="1.03" office:value-type="float"/>
          <table:table-cell office:value="1137641843" office:value-type="float"/>
        </table:table-row>
        <table:table-row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="1.02" office:value-type="float"/>
          <table:table-cell office:value="43832398" office:value-type="float"/>
        </table:table-row>
        <table:table-row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="1.01" office:value-type="float"/>
          <table:table-cell office:value="589022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="1.01" office:value-type="float"/>
          <table:table-cell office:value="10331337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="1.01" office:value-type="float"/>
          <table:table-cell office:value="8675300" office:value-type="float"/>
        </table:table-row>
        <table:table-row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="1.0" office:value-type="float"/>
          <table:table-cell office:value="16962246" office:value-type="float"/>
        </table:table-row>
        <table:table-row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="1.02" office:value-type="float"/>
          <table:table-cell office:value="9494572" office:value-type="float"/>
        </table:table-row>
        <table:table-row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="1.03" office:value-type="float"/>
          <table:table-cell office:value="596648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="1.01" office:value-type="float"/>
          <table:table-cell office:value="70187992" office:value-type="float"/>
        </table:table-row>
        <table:table-row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="1.02" office:value-type="float"/>
          <table:table-cell office:value="1319763" office:value-type="float"/>
        </table:table-row>
        <table:table-row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="1.03" office:value-type="float"/>
          <table:table-cell office:value="8313208" office:value-type="float"/>
        </table:table-row>
        <table:table-row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="1.0" office:value-type="float"/>
          <table:table-cell office:value="103794" office:value-type="float"/>
        </table:table-row>
        <table:table-row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="1.01" office:value-type="float"/>
          <table:table-cell office:value="140420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="1.01" office:value-type="float"/>
          <table:table-cell office:value="117923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="1.01" office:value-type="float"/>
          <table:table-cell office:value="84767099" office:value-type="float"/>
        </table:table-row>
        <table:table-row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="1.01" office:value-type="float"/>
          <table:table-cell office:value="6021691" office:value-type="float"/>
        </table:table-row>
        <table:table-row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="1.04" office:value-type="float"/>
          <table:table-cell office:value="40373" office:value-type="float"/>
        </table:table-row>
        <table:table-row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="1.01" office:value-type="float"/>
          <table:table-cell office:value="1177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="1.03" office:value-type="float"/>
          <table:table-cell office:value="45624665" office:value-type="float"/>
        </table:table-row>
        <table:table-row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="0.99" office:value-type="float"/>
          <table:table-cell office:value="44143362" office:value-type="float"/>
        </table:table-row>
        <table:table-row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="1.06" office:value-type="float"/>
          <table:table-cell office:value="109104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="1.01" office:value-type="float"/>
          <table:table-cell office:value="6735908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="1.01" office:value-type="float"/>
          <table:table-cell office:value="332049547" office:value-type="float"/>
        </table:table-row>
        <table:table-row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office:value="1.01" office:value-type="float"/>
          <table:table-cell office:value="269615303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="1.0" office:value-type="float"/>
          <table:table-cell office:value="3464003" office:value-type="float"/>
        </table:table-row>
        <table:table-row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="1.02" office:value-type="float"/>
          <table:table-cell office:value="34035959" office:value-type="float"/>
        </table:table-row>
        <table:table-row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="1.03" office:value-type="float"/>
          <table:table-cell office:value="307990" office:value-type="float"/>
        </table:table-row>
        <table:table-row>
          <table:table-cell office:value-type="string">
            <text:p>Venezuela</text:p>
          </table:table-cell>
          <table:table-cell office:value-type="string">
            <text:p>VEN</text:p>
          </table:table-cell>
          <table:table-cell office:value="1.01" office:value-type="float"/>
          <table:table-cell office:value="294428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="1.01" office:value-type="float"/>
          <table:table-cell office:value="97455744" office:value-type="float"/>
        </table:table-row>
        <table:table-row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="1.0" office:value-type="float"/>
          <table:table-cell office:value="106794" office:value-type="float"/>
        </table:table-row>
        <table:table-row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="1.03" office:value-type="float"/>
          <table:table-cell office:value="4801744" office:value-type="float"/>
        </table:table-row>
        <table:table-row>
          <table:table-cell office:value-type="string">
            <text:p>World</text:p>
          </table:table-cell>
          <table:table-cell office:value-type="string">
            <text:p>WLD</text:p>
          </table:table-cell>
          <table:table-cell office:value="1.01" office:value-type="float"/>
          <table:table-cell office:value="7779283487" office:value-type="float"/>
        </table:table-row>
        <table:table-row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="1.03" office:value-type="float"/>
          <table:table-cell office:value="30102884" office:value-type="float"/>
        </table:table-row>
        <table:table-row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="1.03" office:value-type="float"/>
          <table:table-cell office:value="18364219" office:value-type="float"/>
        </table:table-row>
        <table:table-row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="1.01" office:value-type="float"/>
          <table:table-cell office:value="1475520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0T12:30:03.768071</meta:creation-date>
    <dc:date>2020-04-20T12:30:04.791111</dc:date>
    <meta:generator>http://pypi.python.org/pypi/ezodf/0.1.0$Python3.7.5 (default, Nov 20 2019, 09:21:52) 
[GCC 9.2.1 20191008]</meta:generator>
    <meta:document-statistic/>
    <meta:editing-cycles>1</meta:editing-cycles>
  </office:meta>
</office:document-meta>
</file>